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is file tests a new way to insert POD expressions with fields.</text:p>
      <text:p text:style-name="Standard"/>
      <text:p text:style-name="Standard">Here is the OLD way, here is the NEW way, the NEW way.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0.5pt" fo:font-size="12pt" style:font-size-complex="12pt" style:country-asian="none" style:letter-kerning="tru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Liberation Serif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Liberation Sans" style:font-size-complex="14pt" style:font-name-asian="DejaVu Sans" fo:font-size="14pt" style:font-name-complex="DejaVu Sans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0-10-25T07:42:08</meta:creation-date>
    <dc:date>2010-10-25T08:20:13</dc:date>
    <dc:creator>Gaëtan Delannay</dc:creator>
    <meta:editing-duration>PT00H38M07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2" meta:word-count="25" meta:character-count="118"/>
  </office:meta>
</office:document-meta>
</file>